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de" fo:country="DE"/>
    </style:style>
    <style:style style:name="P2" style:family="paragraph" style:parent-style-name="Standard">
      <style:text-properties fo:language="de" fo:country="DE"/>
    </style:style>
    <style:style style:name="P3" style:family="paragraph" style:parent-style-name="Standard" style:list-style-name="L1">
      <style:text-properties fo:language="de" fo:country="DE"/>
    </style:style>
    <style:style style:name="T1" style:family="text">
      <style:text-properties officeooo:rsid="00108d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leitung</text:h>
      <text:p text:style-name="P2">Du kannst ImageVeil entweder mit der Maus oder auf Geräten mit Touchscreen mit dem Finger bedienen.</text:p>
      <text:p text:style-name="P2"/>
      <text:list xml:id="list2450832426" text:style-name="L1">
        <text:list-item>
          <text:p text:style-name="P3">Wähle die gestrichelte Fläche an und wähle im folgenden Dialog eine Datei oder ziehe eine Bilddatei (im Moment unterstützen wir nur Dateien vom Typ JPEG) darauf.</text:p>
        </text:list-item>
        <text:list-item>
          <text:p text:style-name="P3">Klicke oder tippe auf das Vorschaubild, um eine oder mehrere Verpixelungsflächen hinzuzufügen. Du kannst diese an den Seiten größer und kleiner ziehen, an der Flächenmitte verschieben und mit dem "X"-Knopf in der rechten, oberen Ecke der Fläche löschen.</text:p>
        </text:list-item>
        <text:list-item>
          <text:p text:style-name="P3">(Optional) In der linken oberen Ecke kannst du nun den Optionsdialog öffnen. Hier kannst du z.B. die Verpixelungsart wählen oder Anonymisierungsmethoden ein- oder ausschalten. Die Voreinstellungen sind sicher!</text:p>
        </text:list-item>
        <text:list-item>
          <text:p text:style-name="P3">Wähle den Knopf 'Anonymisieren!', um den Anonymisierungsvorgang zu starten. Dein Bild wird dann auf unserem Server geladen und bearbeitet.</text:p>
        </text:list-item>
        <text:list-item>
          <text:p text:style-name="P3">Wenn der Bearbeitungsvorgang fertig ist, wird dir das anonymisierte Bild angezeigt. Um es zu speichern kannst du mit der rechten Maustaste darauf klicken und “Bild speichern unter…” wählen bzw. das Bild mit dem Finger gedrückt halten und es auf deinem Gerät speiche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2:46:27.745000000</meta:creation-date>
    <dc:date>2019-01-26T12:47:35.940000000</dc:date>
    <meta:editing-duration>PT1M8S</meta:editing-duration>
    <meta:editing-cycles>1</meta:editing-cycles>
    <meta:document-statistic meta:table-count="0" meta:image-count="0" meta:object-count="0" meta:page-count="1" meta:paragraph-count="7" meta:word-count="175" meta:character-count="1147" meta:non-whitespace-character-count="984"/>
    <meta:generator>LibreOffice/6.1.4.2$Windows_X86_64 LibreOffice_project/9d0f32d1f0b509096fd65e0d4bec26ddd1938fd3</meta:generator>
  </office:meta>
</office:document-meta>
</file>